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style-name="ce7" table:formula="of:=[.M2]/50*0.15 + [.N2]/50*0.15 + [.O2]/100*0.2" office:value-type="float" office:value="0.429" calcext:value-type="float">
            <text:p>0.429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table:number-columns-repeated="2" office:value-type="string" calcext:value-type="string">
            <text:p>B</text:p>
          </table:table-cell>
          <table:table-cell table:style-name="ce7"/>
          <table:table-cell/>
          <table:table-cell table:style-name="ce14" table:formula="of:=[.K2] + [.P2] + [.V2] + [.Z2]" office:value-type="float" office:value="0.429" calcext:value-type="float">
            <text:p>0.42900</text:p>
          </table:table-cell>
          <table:table-cell table:style-name="ce15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 calcext:value-type="string">
            <text:p>F</text:p>
          </table:table-cell>
          <table:table-cell table:style-name="ce17" table:formula="of:=VLOOKUP([.AC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style-name="ce7" table:formula="of:=[.M3]/50*0.15 + [.N3]/50*0.15 + [.O3]/100*0.2" office:value-type="float" office:value="0.448" calcext:value-type="float">
            <text:p>0.448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3] + [.P3] + [.V3] + [.Z3]" office:value-type="float" office:value="0.448" calcext:value-type="float">
            <text:p>0.44800</text:p>
          </table:table-cell>
          <table:table-cell table:style-name="ce15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 calcext:value-type="string">
            <text:p>F</text:p>
          </table:table-cell>
          <table:table-cell table:style-name="ce17" table:formula="of:=VLOOKUP([.AC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style-name="ce7" table:formula="of:=[.M4]/50*0.15 + [.N4]/50*0.15 + [.O4]/100*0.2" office:value-type="float" office:value="0.403" calcext:value-type="float">
            <text:p>0.403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4] + [.P4] + [.V4] + [.Z4]" office:value-type="float" office:value="0.403" calcext:value-type="float">
            <text:p>0.40300</text:p>
          </table:table-cell>
          <table:table-cell table:style-name="ce15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 calcext:value-type="string">
            <text:p>F</text:p>
          </table:table-cell>
          <table:table-cell table:style-name="ce17" table:formula="of:=VLOOKUP([.AC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7" table:formula="of:=[.M5]/50*0.15 + [.N5]/50*0.15 + [.O5]/100*0.2" office:value-type="float" office:value="0.41" calcext:value-type="float">
            <text:p>0.41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5] + [.P5] + [.V5] + [.Z5]" office:value-type="float" office:value="0.41" calcext:value-type="float">
            <text:p>0.41000</text:p>
          </table:table-cell>
          <table:table-cell table:style-name="ce15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 calcext:value-type="string">
            <text:p>F</text:p>
          </table:table-cell>
          <table:table-cell table:style-name="ce17" table:formula="of:=VLOOKUP([.AC5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7" table:formula="of:=[.M6]/50*0.15 + [.N6]/50*0.15 + [.O6]/100*0.2" office:value-type="float" office:value="0.386" calcext:value-type="float">
            <text:p>0.38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6] + [.P6] + [.V6] + [.Z6]" office:value-type="float" office:value="0.386" calcext:value-type="float">
            <text:p>0.38600</text:p>
          </table:table-cell>
          <table:table-cell table:style-name="ce15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 calcext:value-type="string">
            <text:p>F</text:p>
          </table:table-cell>
          <table:table-cell table:style-name="ce17" table:formula="of:=VLOOKUP([.AC6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ce7" table:formula="of:=[.M7]/50*0.15 + [.N7]/50*0.15 + [.O7]/100*0.2" office:value-type="float" office:value="0.369" calcext:value-type="float">
            <text:p>0.369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7] + [.P7] + [.V7] + [.Z7]" office:value-type="float" office:value="0.369" calcext:value-type="float">
            <text:p>0.36900</text:p>
          </table:table-cell>
          <table:table-cell table:style-name="ce15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 calcext:value-type="string">
            <text:p>F</text:p>
          </table:table-cell>
          <table:table-cell table:style-name="ce17" table:formula="of:=VLOOKUP([.AC7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7" table:formula="of:=[.M8]/50*0.15 + [.N8]/50*0.15 + [.O8]/100*0.2" office:value-type="float" office:value="0.427" calcext:value-type="float">
            <text:p>0.427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8] + [.P8] + [.V8] + [.Z8]" office:value-type="float" office:value="0.427" calcext:value-type="float">
            <text:p>0.42700</text:p>
          </table:table-cell>
          <table:table-cell table:style-name="ce15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F" calcext:value-type="string">
            <text:p>F</text:p>
          </table:table-cell>
          <table:table-cell table:style-name="ce17" table:formula="of:=VLOOKUP([.AC8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style-name="ce7" table:formula="of:=[.M9]/50*0.15 + [.N9]/50*0.15 + [.O9]/100*0.2" office:value-type="float" office:value="0.452" calcext:value-type="float">
            <text:p>0.452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9] + [.P9] + [.V9] + [.Z9]" office:value-type="float" office:value="0.452" calcext:value-type="float">
            <text:p>0.45200</text:p>
          </table:table-cell>
          <table:table-cell table:style-name="ce15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 calcext:value-type="string">
            <text:p>F</text:p>
          </table:table-cell>
          <table:table-cell table:style-name="ce17" table:formula="of:=VLOOKUP([.AC9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ce7" table:formula="of:=[.M10]/50*0.15 + [.N10]/50*0.15 + [.O10]/100*0.2" office:value-type="float" office:value="0.441" calcext:value-type="float">
            <text:p>0.44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0] + [.P10] + [.V10] + [.Z10]" office:value-type="float" office:value="0.441" calcext:value-type="float">
            <text:p>0.44100</text:p>
          </table:table-cell>
          <table:table-cell table:style-name="ce15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 calcext:value-type="string">
            <text:p>F</text:p>
          </table:table-cell>
          <table:table-cell table:style-name="ce17" table:formula="of:=VLOOKUP([.AC10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style-name="ce7" table:formula="of:=[.M11]/50*0.15 + [.N11]/50*0.15 + [.O11]/100*0.2" office:value-type="float" office:value="0.464" calcext:value-type="float">
            <text:p>0.4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1] + [.P11] + [.V11] + [.Z11]" office:value-type="float" office:value="0.464" calcext:value-type="float">
            <text:p>0.46400</text:p>
          </table:table-cell>
          <table:table-cell table:style-name="ce15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 calcext:value-type="string">
            <text:p>F</text:p>
          </table:table-cell>
          <table:table-cell table:style-name="ce17" table:formula="of:=VLOOKUP([.AC11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7" table:formula="of:=[.M12]/50*0.15 + [.N12]/50*0.15 + [.O12]/100*0.2" office:value-type="float" office:value="0.424" calcext:value-type="float">
            <text:p>0.42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12] + [.P12] + [.V12] + [.Z12]" office:value-type="float" office:value="0.424" calcext:value-type="float">
            <text:p>0.42400</text:p>
          </table:table-cell>
          <table:table-cell table:style-name="ce15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 calcext:value-type="string">
            <text:p>F</text:p>
          </table:table-cell>
          <table:table-cell table:style-name="ce17" table:formula="of:=VLOOKUP([.AC1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style-name="ce7" table:formula="of:=[.M13]/50*0.15 + [.N13]/50*0.15 + [.O13]/100*0.2" office:value-type="float" office:value="0.479" calcext:value-type="float">
            <text:p>0.479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3] + [.P13] + [.V13] + [.Z13]" office:value-type="float" office:value="0.479" calcext:value-type="float">
            <text:p>0.47900</text:p>
          </table:table-cell>
          <table:table-cell table:style-name="ce15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 calcext:value-type="string">
            <text:p>F</text:p>
          </table:table-cell>
          <table:table-cell table:style-name="ce17" table:formula="of:=VLOOKUP([.AC1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7" table:formula="of:=[.M14]/50*0.15 + [.N14]/50*0.15 + [.O14]/100*0.2" office:value-type="float" office:value="0.396" calcext:value-type="float">
            <text:p>0.39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4] + [.P14] + [.V14] + [.Z14]" office:value-type="float" office:value="0.396" calcext:value-type="float">
            <text:p>0.39600</text:p>
          </table:table-cell>
          <table:table-cell table:style-name="ce15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 calcext:value-type="string">
            <text:p>F</text:p>
          </table:table-cell>
          <table:table-cell table:style-name="ce17" table:formula="of:=VLOOKUP([.AC1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style-name="ce7" table:formula="of:=[.M15]/50*0.15 + [.N15]/50*0.15 + [.O15]/100*0.2" office:value-type="float" office:value="0.451" calcext:value-type="float">
            <text:p>0.451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5] + [.P15] + [.V15] + [.Z15]" office:value-type="float" office:value="0.451" calcext:value-type="float">
            <text:p>0.45100</text:p>
          </table:table-cell>
          <table:table-cell table:style-name="ce15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 calcext:value-type="string">
            <text:p>F</text:p>
          </table:table-cell>
          <table:table-cell table:style-name="ce17" table:formula="of:=VLOOKUP([.AC15]; [.$AI$2:.$AJ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style-name="ce7" table:formula="of:=[.M16]/50*0.15 + [.N16]/50*0.15 + [.O16]/100*0.2" office:value-type="float" office:value="0.339" calcext:value-type="float">
            <text:p>0.339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style-name="ce14" table:formula="of:=[.K16] + [.P16] + [.V16] + [.Z16]" office:value-type="float" office:value="0.339" calcext:value-type="float">
            <text:p>0.33900</text:p>
          </table:table-cell>
          <table:table-cell table:style-name="ce15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 calcext:value-type="string">
            <text:p>F</text:p>
          </table:table-cell>
          <table:table-cell table:style-name="ce17" table:formula="of:=VLOOKUP([.AC16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style-name="ce7" table:formula="of:=[.M17]/50*0.15 + [.N17]/50*0.15 + [.O17]/100*0.2" office:value-type="float" office:value="0.445" calcext:value-type="float">
            <text:p>0.445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7] + [.P17] + [.V17] + [.Z17]" office:value-type="float" office:value="0.445" calcext:value-type="float">
            <text:p>0.44500</text:p>
          </table:table-cell>
          <table:table-cell table:style-name="ce15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 calcext:value-type="string">
            <text:p>F</text:p>
          </table:table-cell>
          <table:table-cell table:style-name="ce17" table:formula="of:=VLOOKUP([.AC17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style-name="ce7" table:formula="of:=[.M18]/50*0.15 + [.N18]/50*0.15 + [.O18]/100*0.2" office:value-type="float" office:value="0.366" calcext:value-type="float">
            <text:p>0.36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8] + [.P18] + [.V18] + [.Z18]" office:value-type="float" office:value="0.366" calcext:value-type="float">
            <text:p>0.36600</text:p>
          </table:table-cell>
          <table:table-cell table:style-name="ce15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 calcext:value-type="string">
            <text:p>F</text:p>
          </table:table-cell>
          <table:table-cell table:style-name="ce17" table:formula="of:=VLOOKUP([.AC18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7" table:formula="of:=[.M19]/50*0.15 + [.N19]/50*0.15 + [.O19]/100*0.2" office:value-type="float" office:value="0.425" calcext:value-type="float">
            <text:p>0.4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9] + [.P19] + [.V19] + [.Z19]" office:value-type="float" office:value="0.425" calcext:value-type="float">
            <text:p>0.42500</text:p>
          </table:table-cell>
          <table:table-cell table:style-name="ce15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F" calcext:value-type="string">
            <text:p>F</text:p>
          </table:table-cell>
          <table:table-cell table:style-name="ce17" table:formula="of:=VLOOKUP([.AC19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style-name="ce7" table:formula="of:=[.M20]/50*0.15 + [.N20]/50*0.15 + [.O20]/100*0.2" office:value-type="float" office:value="0.44" calcext:value-type="float">
            <text:p>0.44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20] + [.P20] + [.V20] + [.Z20]" office:value-type="float" office:value="0.44" calcext:value-type="float">
            <text:p>0.44000</text:p>
          </table:table-cell>
          <table:table-cell table:style-name="ce15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 calcext:value-type="string">
            <text:p>F</text:p>
          </table:table-cell>
          <table:table-cell table:style-name="ce17" table:formula="of:=VLOOKUP([.AC20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7" table:formula="of:=[.M21]/50*0.15 + [.N21]/50*0.15 + [.O21]/100*0.2" office:value-type="float" office:value="0.43" calcext:value-type="float">
            <text:p>0.43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15" table:formula="of:=AVERAGE([.AB2:.AB18])" office:value-type="float" office:value="0.419352941176471" calcext:value-type="float">
            <text:p>0.4193529412</text:p>
          </table:table-cell>
          <table:table-cell table:style-name="ce12"/>
          <table:table-cell table:style-name="ce15" table:formula="of:=AVERAGE([.AD2:.AD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7" table:formula="of:=[.M22]/50*0.15 + [.N22]/50*0.15 + [.O22]/100*0.2" office:value-type="float" office:value="0.406" calcext:value-type="float">
            <text:p>0.406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style-name="ce7" table:formula="of:=[.M23]/50*0.15 + [.N23]/50*0.15 + [.O23]/100*0.2" office:value-type="float" office:value="0.316" calcext:value-type="float">
            <text:p>0.316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C-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style-name="ce7" table:formula="of:=[.M24]/50*0.15 + [.N24]/50*0.15 + [.O24]/100*0.2" office:value-type="float" office:value="0.373" calcext:value-type="float">
            <text:p>0.373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7" table:formula="of:=[.M25]/50*0.15 + [.N25]/50*0.15 + [.O25]/100*0.2" office:value-type="float" office:value="0.495" calcext:value-type="float">
            <text:p>0.49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999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formula="of:=AVERAGE([.O2:.O25])" office:value-type="float" office:value="81.875" calcext:value-type="float">
            <text:p>81.875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formula="of:=AVERAGE([.M2:.M25])/50" office:value-type="float" office:value="0.825" calcext:value-type="float">
            <text:p>0.825</text:p>
          </table:table-cell>
          <table:table-cell table:formula="of:=AVERAGE([.N2:.N25])/50" office:value-type="float" office:value="0.865" calcext:value-type="float">
            <text:p>0.865</text:p>
          </table:table-cell>
          <table:table-cell table:formula="of:=AVERAGE([.O2:.O25])/100" office:value-type="float" office:value="0.81875" calcext:value-type="float">
            <text:p>0.81875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20:27:47.140870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3T20:33:15.171016839</dc:date>
    <dc:creator>Gregory Kapfhammer</dc:creator>
    <meta:editing-duration>P7DT8H45M23S</meta:editing-duration>
    <meta:editing-cycles>226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03" meta:object-count="0"/>
  </office:meta>
</office:document-meta>
</file>